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fo:color="#000000" fo:font-size="14pt" style:font-size-asian="14pt" style:font-size-complex="14pt"/>
    </style:style>
    <style:style style:name="P2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fo:font-variant="normal" fo:text-transform="none" fo:color="#000000" style:font-name="Times New Roman" fo:font-size="14pt" fo:letter-spacing="normal" fo:language="uk" fo:country="UA" fo:font-style="normal" fo:font-weight="normal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4" style:family="paragraph" style:parent-style-name="Standard">
      <style:paragraph-properties fo:margin-left="0in" fo:margin-right="0in" fo:margin-top="0in" fo:margin-bottom="0.0835in" fo:text-indent="0.3937in" style:auto-text-indent="false"/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paragraph-properties fo:margin-left="0in" fo:margin-right="0in" fo:margin-top="0in" fo:margin-bottom="0.0835in" fo:text-indent="0.3937in" style:auto-text-indent="false"/>
      <style:text-properties style:font-name="Times New Roman" fo:font-size="14pt" fo:language="uk" fo:country="UA" fo:font-weight="normal" style:font-size-asian="14pt" style:font-weight-asian="normal" style:font-name-complex="Times New Roman" style:font-size-complex="14pt" style:font-weight-complex="normal"/>
    </style:style>
    <style:style style:name="T1" style:family="text">
      <style:text-properties fo:font-variant="normal" fo:text-transform="none" fo:color="#000000" style:font-name="Times New Roman" fo:font-size="14pt" fo:letter-spacing="normal" fo:language="uk" fo:country="UA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uk" fo:country="UA" fo:font-style="normal" fo:font-weight="normal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" style:family="text">
      <style:text-properties fo:font-variant="normal" fo:text-transform="none" fo:color="#000000" style:font-name="Times New Roman" fo:font-size="14pt" fo:letter-spacing="normal" fo:language="uk" fo:country="UA" fo:font-style="normal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background-color="transparent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variant="normal" fo:text-transform="none" fo:color="#000000" style:font-name="Times New Roman" fo:font-size="14pt" fo:letter-spacing="normal" fo:font-style="italic" fo:font-weight="normal" fo:background-color="transparent" style:font-size-asian="14pt" style:language-asian="zxx" style:country-asian="none" style:font-style-asian="italic" style:font-weight-asian="bold" style:font-size-complex="14pt" style:language-complex="zxx" style:country-complex="none" style:font-weight-complex="bold"/>
    </style:style>
    <style:style style:name="T8" style:family="text">
      <style:text-properties fo:font-variant="normal" fo:text-transform="none" fo:color="#000000" style:font-name="Times New Roman" fo:font-size="14pt" fo:letter-spacing="normal" fo:font-style="italic" fo:font-weight="bold" fo:background-color="transparent" style:font-size-asian="14pt" style:language-asian="zxx" style:country-asian="none" style:font-style-asian="italic" style:font-weight-asian="bold" style:font-size-complex="14pt" style:language-complex="zxx" style:country-complex="none" style:font-weight-complex="bold"/>
    </style:style>
    <style:style style:name="T9" style:family="text">
      <style:text-properties fo:font-variant="normal" fo:text-transform="none" fo:color="#000000" style:font-name="Times New Roman" fo:font-size="14pt" fo:letter-spacing="normal" fo:font-style="italic" fo:background-color="transparent" style:font-size-asian="14pt" style:language-asian="zxx" style:country-asian="none" style:font-style-asian="italic" style:font-size-complex="14pt" style:language-complex="zxx" style:country-complex="none"/>
    </style:style>
    <style:style style:name="T10" style:family="text">
      <style:text-properties fo:font-variant="normal" fo:text-transform="none" fo:color="#000000" style:font-name="Times New Roman" fo:font-size="12pt" fo:letter-spacing="normal" fo:language="uk" fo:country="UA" fo:font-weight="bold" fo:background-color="transparent" style:font-size-asian="12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language="uk" fo:country="UA" fo:font-weight="bold" fo:background-color="transparent" style:font-size-asian="12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12" style:family="text">
      <style:text-properties fo:font-variant="normal" fo:text-transform="none" fo:color="#000000" style:font-name="Times New Roman" fo:font-size="14pt" fo:letter-spacing="normal" fo:language="uk" fo:country="UA" fo:font-weight="bold" fo:background-color="transparent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13" style:family="text">
      <style:text-properties fo:font-variant="normal" fo:text-transform="none" fo:color="#000000" fo:font-size="14pt" fo:letter-spacing="normal" fo:font-style="normal" fo:font-weight="normal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4" style:family="text">
      <style:text-properties fo:font-variant="normal" fo:text-transform="none" fo:color="#000000" fo:font-size="14pt" fo:letter-spacing="normal" fo:font-style="normal" fo:background-color="transparent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variant="normal" fo:text-transform="none" fo:color="#000000" fo:font-size="14pt" fo:letter-spacing="normal" fo:font-style="italic" fo:font-weight="bold" fo:background-color="transparent" style:font-size-asian="14pt" style:language-asian="zxx" style:country-asian="none" style:font-style-asian="italic" style:font-weight-asian="bold" style:font-size-complex="14pt" style:language-complex="zxx" style:country-complex="none" style:font-weight-complex="bold"/>
    </style:style>
    <style:style style:name="T16" style:family="text">
      <style:text-properties fo:font-variant="normal" fo:text-transform="none" fo:color="#000000" fo:font-size="14pt" fo:letter-spacing="normal" fo:font-style="italic" fo:font-weight="normal" fo:background-color="transparent" style:font-size-asian="14pt" style:language-asian="zxx" style:country-asian="none" style:font-style-asian="italic" style:font-weight-asian="bold" style:font-size-complex="14pt" style:language-complex="zxx" style:country-complex="none" style:font-weight-complex="bold"/>
    </style:style>
    <style:style style:name="T17" style:family="text">
      <style:text-properties fo:font-variant="normal" fo:text-transform="none" fo:color="#000000" fo:font-size="14pt" fo:letter-spacing="normal" fo:font-style="italic" fo:background-color="transparent" style:font-size-asian="14pt" style:language-asian="zxx" style:country-asian="none" style:font-style-asian="italic" style:font-size-complex="14pt" style:language-complex="zxx" style:country-complex="none"/>
    </style:style>
    <style:style style:name="T18" style:family="text">
      <style:text-properties fo:font-variant="normal" fo:text-transform="none" fo:color="#000000" fo:letter-spacing="normal" fo:font-style="normal" fo:font-weight="normal" fo:background-color="transparent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font-variant="normal" fo:text-transform="none" fo:color="#000000" fo:letter-spacing="normal" fo:font-style="normal" fo:background-color="transparent" style:language-asian="zxx" style:country-asian="none" style:language-complex="zxx" style:country-complex="none"/>
    </style:style>
    <style:style style:name="T20" style:family="text">
      <style:text-properties fo:font-variant="normal" fo:text-transform="none" fo:color="#000000" fo:letter-spacing="normal" fo:font-style="italic" fo:font-weight="bold" fo:background-color="transparent" style:language-asian="zxx" style:country-asian="none" style:font-style-asian="italic" style:font-weight-asian="bold" style:language-complex="zxx" style:country-complex="none" style:font-weight-complex="bold"/>
    </style:style>
    <style:style style:name="T21" style:family="text">
      <style:text-properties fo:font-variant="normal" fo:text-transform="none" fo:color="#000000" fo:letter-spacing="normal" fo:font-style="italic" fo:font-weight="normal" fo:background-color="transparent" style:language-asian="zxx" style:country-asian="none" style:font-style-asian="italic" style:font-weight-asian="bold" style:language-complex="zxx" style:country-complex="none" style:font-weight-complex="bold"/>
    </style:style>
    <style:style style:name="T22" style:family="text">
      <style:text-properties fo:font-variant="normal" fo:text-transform="none" fo:color="#000000" fo:letter-spacing="normal" fo:font-style="italic" fo:background-color="transparent" style:language-asian="zxx" style:country-asian="none" style:font-style-asian="italic" style:language-complex="zxx" style:country-complex="none"/>
    </style:style>
    <style:style style:name="T23" style:family="text">
      <style:text-properties fo:color="#000000" fo:font-size="32pt" fo:language="uk" fo:country="UA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4" style:family="text">
      <style:text-properties fo:color="#000000" style:font-name="Times New Roman" fo:font-size="14pt" fo:language="uk" fo:country="UA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3">9.13</text:span><text:span text:style-name="T24"> </text:span><text:span text:style-name="T1"><text:s text:c="3"/></text:span><text:span text:style-name="T10">В</text:span><text:span text:style-name="T12"> процесі оцінки спроможності комп'ютерної системи <text:s/>забезпечувати захист оброблюваної інформації від несанкціонованого доступу розглядаються вимоги двох видів:</text:span></text:p>
      <text:p text:style-name="P4">вимоги до функцій захисту (послуг безпеки);</text:p>
      <text:p text:style-name="P3"><text:span text:style-name="T18">вимоги до гарантій.</text:span></text:p>
      <text:p text:style-name="P4"><text:span text:style-name="T18">Функціональні критерії розбиті на чотири групи, кожна з яких описує вимоги до послуг, що забезпечують захист від загроз одного із чотирьох основних типів.</text:span></text:p>
      <text:p text:style-name="P4"><text:span text:style-name="T20">Конфіденційність</text:span><text:span text:style-name="T18">. Загрози, що відносяться до несанкціонованого ознайомлення з інформацією</text:span></text:p>
      <text:p text:style-name="P4"><text:span text:style-name="T20">Цілісність</text:span><text:span text:style-name="T21">.</text:span><text:span text:style-name="T18"> Загрози, що відносяться до несанкціонованої модифікації інформації, становлять загрози цілісності. </text:span></text:p>
      <text:p text:style-name="P4"><text:span text:style-name="T20">Доступність</text:span><text:span text:style-name="T21">.</text:span><text:span text:style-name="T18"> Загрози, що відносяться до порушення можливості використання комп'ютерних систем <text:s/>або оброблюваної інформації, становлять загрози доступності. </text:span></text:p>
      <text:p text:style-name="P4"><text:span text:style-name="T20">Спостереженість</text:span><text:span text:style-name="T21">.</text:span><text:span text:style-name="T18"> Ідентифікація і контроль за діями користувачів, керованість комп'ютерною системою становлять предмет послуг спостереженості і керованості. </text:span></text:p>
      <text:p text:style-name="P4"><text:span text:style-name="T18"/></text:p>
      <text:p text:style-name="P5"><text:span text:style-name="T19">Рівень послуги </text:span><text:span text:style-name="T22">цілісність комплексу засобів захисту </text:span><text:span text:style-name="T19">НЦ-1 є необхідною умовою абсолютно для всіх рівнів всіх інших послуг.</text:span></text:p>
      <text:p text:style-name="P5"><text:span text:style-name="T19"/></text:p>
      <text:p text:style-name="P5"><text:span text:style-name="T19">Експертна комісія, яка проводить оцінку комп'ютерної системи, визначає, які послуги і на якому рівні реалізовані в даній комп'ютерній системі, і як дотримані вимоги гарантій. Результатом оцінки є рейтинг, що являє собою упорядкований ряд (перелічення) буквено-числових комбінацій, що позначають рівні реалізованих послуг, в поєднанні з рівнем гарантій. Комбінації упорядковуються в порядку опису послуг в критерія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Стиль_20_Заголовок_20_2_20__2b__20_по_20_ширине_20_Перед_3a__20__20_6_20_пт_20_После_3a__20__20_0_20_пт" style:display-name="Стиль Заголовок 2 + по ширине Перед:  6 пт После:  0 пт" style:family="paragraph" style:parent-style-name="Heading_20_2" style:default-outline-level="" style:list-style-name="">
      <style:paragraph-properties fo:margin="100%" fo:margin-left="0in" fo:margin-right="0in" fo:margin-top="0.1665in" fo:margin-bottom="0in" fo:text-align="justify" style:justify-single-word="false" fo:text-indent="0.3937in" style:auto-text-indent="false"/>
      <style:text-properties fo:font-weight="bold" style:font-weight-asian="bold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1:34:03</dc:date>
    <dc:creator>mark </dc:creator>
    <meta:editing-duration>PT43M59S</meta:editing-duration>
    <meta:editing-cycles>62</meta:editing-cycles>
    <meta:document-statistic meta:table-count="0" meta:image-count="0" meta:object-count="0" meta:page-count="1" meta:paragraph-count="10" meta:word-count="173" meta:character-count="1431" meta:non-whitespace-character-count="1260"/>
  </office:meta>
</office:document-meta>
</file>